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c081" officeooo:paragraph-rsid="001ac081"/>
    </style:style>
    <style:style style:name="P2" style:family="paragraph" style:parent-style-name="Standard">
      <style:text-properties officeooo:rsid="001caed1" officeooo:paragraph-rsid="001caed1"/>
    </style:style>
    <style:style style:name="P3" style:family="paragraph" style:parent-style-name="Standard">
      <style:text-properties officeooo:rsid="001dd8c0" officeooo:paragraph-rsid="001dd8c0"/>
    </style:style>
    <style:style style:name="P4" style:family="paragraph" style:parent-style-name="Standard">
      <style:text-properties officeooo:rsid="001f0f1c" officeooo:paragraph-rsid="001f0f1c"/>
    </style:style>
    <style:style style:name="P5" style:family="paragraph" style:parent-style-name="Standard">
      <style:text-properties officeooo:rsid="0020639e" officeooo:paragraph-rsid="0020639e"/>
    </style:style>
    <style:style style:name="P6" style:family="paragraph" style:parent-style-name="Standard">
      <style:text-properties fo:font-weight="bold" officeooo:rsid="0020bfb2" officeooo:paragraph-rsid="0020bfb2" style:font-weight-asian="bold" style:font-weight-complex="bold"/>
    </style:style>
    <style:style style:name="P7" style:family="paragraph" style:parent-style-name="Standard">
      <style:text-properties fo:font-weight="bold" officeooo:rsid="00239095" officeooo:paragraph-rsid="00239095" style:font-weight-asian="bold" style:font-weight-complex="bold"/>
    </style:style>
    <style:style style:name="P8" style:family="paragraph" style:parent-style-name="Standard">
      <style:text-properties fo:color="#000000" fo:font-weight="bold" officeooo:rsid="002440ae" officeooo:paragraph-rsid="002440ae" style:font-weight-asian="bold" style:font-weight-complex="bold"/>
    </style:style>
    <style:style style:name="P9" style:family="paragraph" style:parent-style-name="Standard">
      <style:text-properties fo:color="#000000" fo:font-weight="bold" officeooo:rsid="0026273c" officeooo:paragraph-rsid="0026273c" style:font-weight-asian="bold" style:font-weight-complex="bold"/>
    </style:style>
    <style:style style:name="P10" style:family="paragraph" style:parent-style-name="Standard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0" fo:font-style="normal" fo:font-weight="normal" officeooo:rsid="0028b315" officeooo:paragraph-rsid="0028b31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0000" fo:font-style="normal" fo:font-weight="normal" officeooo:rsid="00295499" officeooo:paragraph-rsid="0029549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000000" fo:font-style="normal" fo:font-weight="bold" officeooo:rsid="0029dc7f" officeooo:paragraph-rsid="0029dc7f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color="#000000" fo:font-style="normal" fo:font-weight="bold" officeooo:rsid="002ae008" officeooo:paragraph-rsid="002ae008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00" fo:font-style="normal" fo:font-weight="bold" officeooo:rsid="002afdc1" officeooo:paragraph-rsid="002afdc1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color="#000000" fo:font-style="normal" style:text-underline-style="none" fo:font-weight="bold" officeooo:rsid="002c9553" officeooo:paragraph-rsid="002c9553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color="#000000" fo:font-style="normal" style:text-underline-style="none" fo:font-weight="bold" officeooo:rsid="002dadd4" officeooo:paragraph-rsid="002dadd4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weight="normal" officeooo:rsid="001dd8c0" officeooo:paragraph-rsid="001dd8c0" style:font-weight-asian="normal" style:font-weight-complex="normal"/>
    </style:style>
    <style:style style:name="P19" style:family="paragraph" style:parent-style-name="Standard">
      <style:text-properties fo:font-weight="normal" officeooo:rsid="001f0f1c" officeooo:paragraph-rsid="001f0f1c" style:font-weight-asian="normal" style:font-weight-complex="normal"/>
    </style:style>
    <style:style style:name="P20" style:family="paragraph" style:parent-style-name="Standard">
      <style:text-properties fo:font-weight="normal" officeooo:rsid="0020bfb2" officeooo:paragraph-rsid="0020bfb2" style:font-weight-asian="normal" style:font-weight-complex="normal"/>
    </style:style>
    <style:style style:name="P21" style:family="paragraph" style:parent-style-name="Standard">
      <style:text-properties fo:color="#ce181e" fo:font-weight="normal" officeooo:rsid="00239095" officeooo:paragraph-rsid="00239095" style:font-weight-asian="normal" style:font-weight-complex="normal"/>
    </style:style>
    <style:style style:name="P22" style:family="paragraph" style:parent-style-name="Standard" style:list-style-name="L1">
      <style:text-properties officeooo:rsid="001caed1" officeooo:paragraph-rsid="001caed1"/>
    </style:style>
    <style:style style:name="P23" style:family="paragraph" style:parent-style-name="Standard" style:list-style-name="L2">
      <style:text-properties officeooo:rsid="001caed1" officeooo:paragraph-rsid="001caed1"/>
    </style:style>
    <style:style style:name="P24" style:family="paragraph" style:parent-style-name="Standard" style:list-style-name="L2">
      <style:text-properties officeooo:rsid="001dd8c0" officeooo:paragraph-rsid="001dd8c0"/>
    </style:style>
    <style:style style:name="P25" style:family="paragraph" style:parent-style-name="Standard" style:list-style-name="L3">
      <style:text-properties fo:font-weight="normal" officeooo:rsid="001dd8c0" officeooo:paragraph-rsid="001dd8c0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20bfb2" officeooo:paragraph-rsid="0020bfb2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20bfb2" officeooo:paragraph-rsid="0020bfb2" style:font-weight-asian="normal" style:font-weight-complex="normal"/>
    </style:style>
    <style:style style:name="P28" style:family="paragraph" style:parent-style-name="Standard" style:list-style-name="L6">
      <style:text-properties fo:font-weight="normal" officeooo:rsid="0020bfb2" officeooo:paragraph-rsid="0020bfb2" style:font-weight-asian="normal" style:font-weight-complex="normal"/>
    </style:style>
    <style:style style:name="P29" style:family="paragraph" style:parent-style-name="Standard" style:list-style-name="L7">
      <style:text-properties fo:font-weight="normal" officeooo:rsid="00239095" officeooo:paragraph-rsid="00239095" style:font-weight-asian="normal" style:font-weight-complex="normal"/>
    </style:style>
    <style:style style:name="P30" style:family="paragraph" style:parent-style-name="Standard">
      <style:text-properties fo:font-weight="normal" officeooo:rsid="000b99f7" officeooo:paragraph-rsid="00317fe1" style:font-weight-asian="normal" style:font-weight-complex="normal"/>
    </style:style>
    <style:style style:name="P31" style:family="paragraph" style:parent-style-name="Standard">
      <style:text-properties fo:font-weight="normal" officeooo:rsid="000d481f" officeooo:paragraph-rsid="00317fe1" style:font-weight-asian="normal" style:font-weight-complex="normal"/>
    </style:style>
    <style:style style:name="P32" style:family="paragraph" style:parent-style-name="Standard" style:list-style-name="L7">
      <style:text-properties fo:font-weight="bold" officeooo:rsid="00239095" officeooo:paragraph-rsid="00239095" style:font-weight-asian="bold" style:font-weight-complex="bold"/>
    </style:style>
    <style:style style:name="P33" style:family="paragraph" style:parent-style-name="Standard" style:list-style-name="L20">
      <style:text-properties fo:font-weight="bold" officeooo:rsid="000d481f" officeooo:paragraph-rsid="00317fe1" style:font-weight-asian="bold" style:font-weight-complex="bold"/>
    </style:style>
    <style:style style:name="P34" style:family="paragraph" style:parent-style-name="Standard">
      <style:text-properties fo:font-weight="bold" officeooo:rsid="000d481f" officeooo:paragraph-rsid="00317fe1" style:font-weight-asian="bold" style:font-weight-complex="bold"/>
    </style:style>
    <style:style style:name="P35" style:family="paragraph" style:parent-style-name="Standard">
      <style:text-properties fo:font-weight="bold" officeooo:rsid="000ea051" officeooo:paragraph-rsid="00317fe1" style:font-weight-asian="bold" style:font-weight-complex="bold"/>
    </style:style>
    <style:style style:name="P36" style:family="paragraph" style:parent-style-name="Standard">
      <style:text-properties fo:font-weight="bold" officeooo:rsid="000ef6c3" officeooo:paragraph-rsid="00317fe1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0f6cf8" officeooo:paragraph-rsid="00317fe1" style:font-weight-asian="bold" style:font-weight-complex="bold"/>
    </style:style>
    <style:style style:name="P38" style:family="paragraph" style:parent-style-name="Standard" style:list-style-name="L25">
      <style:paragraph-properties fo:text-align="start" style:justify-single-word="false"/>
      <style:text-properties fo:font-weight="bold" officeooo:rsid="00191664" officeooo:paragraph-rsid="00317fe1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191664" officeooo:paragraph-rsid="00317fe1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1b1373" officeooo:paragraph-rsid="00317fe1" style:font-weight-asian="bold" style:font-weight-complex="bold"/>
    </style:style>
    <style:style style:name="P41" style:family="paragraph" style:parent-style-name="Standard" style:list-style-name="L26">
      <style:paragraph-properties fo:text-align="start" style:justify-single-word="false"/>
      <style:text-properties fo:font-weight="bold" officeooo:rsid="001c9ffe" officeooo:paragraph-rsid="00317fe1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1c9ffe" officeooo:paragraph-rsid="00317fe1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1d7040" officeooo:paragraph-rsid="00317fe1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1e7fea" officeooo:paragraph-rsid="00317fe1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1ffada" officeooo:paragraph-rsid="00317fe1" style:font-weight-asian="bold" style:font-weight-complex="bold"/>
    </style:style>
    <style:style style:name="P46" style:family="paragraph" style:parent-style-name="Standard" style:list-style-name="L27">
      <style:paragraph-properties fo:text-align="start" style:justify-single-word="false"/>
      <style:text-properties fo:font-weight="bold" officeooo:rsid="0020a75f" officeooo:paragraph-rsid="00317fe1" style:font-weight-asian="bold" style:font-weight-complex="bold"/>
    </style:style>
    <style:style style:name="P47" style:family="paragraph" style:parent-style-name="Standard" style:list-style-name="L28">
      <style:paragraph-properties fo:text-align="start" style:justify-single-word="false"/>
      <style:text-properties fo:font-weight="bold" officeooo:rsid="0020a75f" officeooo:paragraph-rsid="00317fe1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20a75f" officeooo:paragraph-rsid="00317fe1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20e480" officeooo:paragraph-rsid="00317fe1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215d98" officeooo:paragraph-rsid="00317fe1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236606" officeooo:paragraph-rsid="00317fe1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bold" officeooo:rsid="0024c19c" officeooo:paragraph-rsid="00317fe1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bold" officeooo:rsid="0026e703" officeooo:paragraph-rsid="00317fe1" style:font-weight-asian="bold" style:font-weight-complex="bold"/>
    </style:style>
    <style:style style:name="P54" style:family="paragraph" style:parent-style-name="Standard" style:list-style-name="L8">
      <style:text-properties fo:color="#000000" fo:font-weight="bold" officeooo:rsid="0026273c" officeooo:paragraph-rsid="0026273c" style:font-weight-asian="bold" style:font-weight-complex="bold"/>
    </style:style>
    <style:style style:name="P55" style:family="paragraph" style:parent-style-name="Standard" style:list-style-name="L13">
      <style:text-properties fo:color="#000000" fo:font-weight="bold" officeooo:rsid="0026273c" officeooo:paragraph-rsid="0026273c" style:font-weight-asian="bold" style:font-weight-complex="bold"/>
    </style:style>
    <style:style style:name="P56" style:family="paragraph" style:parent-style-name="Standard" style:list-style-name="L9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57" style:family="paragraph" style:parent-style-name="Standard" style:list-style-name="L10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58" style:family="paragraph" style:parent-style-name="Standard" style:list-style-name="L11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59" style:family="paragraph" style:parent-style-name="Standard" style:list-style-name="L12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60" style:family="paragraph" style:parent-style-name="Standard" style:list-style-name="L13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61" style:family="paragraph" style:parent-style-name="Standard" style:list-style-name="L14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color="#000000" fo:font-style="normal" fo:font-weight="normal" officeooo:rsid="0029dc7f" officeooo:paragraph-rsid="0029dc7f" style:font-style-asian="normal" style:font-weight-asian="normal" style:font-style-complex="normal" style:font-weight-complex="normal"/>
    </style:style>
    <style:style style:name="P63" style:family="paragraph" style:parent-style-name="Standard" style:list-style-name="L15">
      <style:text-properties fo:color="#000000" fo:font-style="normal" fo:font-weight="bold" officeooo:rsid="00295499" officeooo:paragraph-rsid="00295499" style:font-style-asian="normal" style:font-weight-asian="bold" style:font-style-complex="normal" style:font-weight-complex="bold"/>
    </style:style>
    <style:style style:name="P64" style:family="paragraph" style:parent-style-name="Standard" style:list-style-name="L16">
      <style:text-properties fo:color="#000000" fo:font-style="normal" fo:font-weight="bold" officeooo:rsid="002ae008" officeooo:paragraph-rsid="002ae008" style:font-style-asian="normal" style:font-weight-asian="bold" style:font-style-complex="normal" style:font-weight-complex="bold"/>
    </style:style>
    <style:style style:name="P65" style:family="paragraph" style:parent-style-name="Standard" style:list-style-name="L17">
      <style:text-properties fo:color="#000000" fo:font-style="normal" fo:font-weight="bold" officeooo:rsid="002afdc1" officeooo:paragraph-rsid="002afdc1" style:font-style-asian="normal" style:font-weight-asian="bold" style:font-style-complex="normal" style:font-weight-complex="bold"/>
    </style:style>
    <style:style style:name="P66" style:family="paragraph" style:parent-style-name="Standard" style:list-style-name="L16">
      <style:text-properties fo:color="#000000" fo:font-style="normal" style:text-underline-style="none" fo:font-weight="normal" officeooo:rsid="002ae008" officeooo:paragraph-rsid="002ae008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color="#000000" fo:font-style="normal" style:text-underline-style="none" fo:font-weight="normal" officeooo:rsid="002ae008" officeooo:paragraph-rsid="002ae008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color="#000000" fo:font-style="normal" style:text-underline-style="none" fo:font-weight="normal" officeooo:rsid="002c10b6" officeooo:paragraph-rsid="002c10b6" style:font-style-asian="normal" style:font-weight-asian="normal" style:font-style-complex="normal" style:font-weight-complex="normal"/>
    </style:style>
    <style:style style:name="P69" style:family="paragraph" style:parent-style-name="Standard" style:list-style-name="L18">
      <style:text-properties fo:color="#000000" fo:font-style="normal" style:text-underline-style="none" fo:font-weight="normal" officeooo:rsid="002c9553" officeooo:paragraph-rsid="002c9553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color="#000000" fo:font-style="normal" style:text-underline-style="none" fo:font-weight="normal" officeooo:rsid="002c9553" officeooo:paragraph-rsid="002c9553" style:font-style-asian="normal" style:font-weight-asian="normal" style:font-style-complex="normal" style:font-weight-complex="normal"/>
    </style:style>
    <style:style style:name="P71" style:family="paragraph" style:parent-style-name="Standard" style:list-style-name="L17">
      <style:text-properties fo:color="#000000" fo:font-style="normal" style:text-underline-style="none" fo:font-weight="bold" officeooo:rsid="002afdc1" officeooo:paragraph-rsid="002afdc1" style:font-style-asian="normal" style:font-weight-asian="bold" style:font-style-complex="normal" style:font-weight-complex="bold"/>
    </style:style>
    <style:style style:name="P72" style:family="paragraph" style:parent-style-name="Standard" style:list-style-name="L17">
      <style:text-properties fo:color="#000000" fo:font-style="normal" style:text-underline-style="none" fo:font-weight="bold" officeooo:rsid="002c10b6" officeooo:paragraph-rsid="002c10b6" style:font-style-asian="normal" style:font-weight-asian="bold" style:font-style-complex="normal" style:font-weight-complex="bold"/>
    </style:style>
    <style:style style:name="P73" style:family="paragraph" style:parent-style-name="Standard" style:list-style-name="L18">
      <style:text-properties fo:color="#000000" fo:font-style="normal" style:text-underline-style="none" fo:font-weight="bold" officeooo:rsid="002c9553" officeooo:paragraph-rsid="002c9553" style:font-style-asian="normal" style:font-weight-asian="bold" style:font-style-complex="normal" style:font-weight-complex="bold"/>
    </style:style>
    <style:style style:name="P74" style:family="paragraph" style:parent-style-name="Standard" style:list-style-name="L19">
      <style:text-properties fo:color="#000000" fo:font-style="normal" style:text-underline-style="none" fo:font-weight="bold" officeooo:rsid="002dadd4" officeooo:paragraph-rsid="002dadd4" style:font-style-asian="normal" style:font-weight-asian="bold" style:font-style-complex="normal" style:font-weight-complex="bold"/>
    </style:style>
    <style:style style:name="P75" style:family="paragraph" style:parent-style-name="Standard" style:list-style-name="L19">
      <style:text-properties fo:color="#000000" fo:font-style="normal" style:text-underline-style="none" fo:font-weight="bold" officeooo:rsid="002e184f" officeooo:paragraph-rsid="002e184f" style:font-style-asian="normal" style:font-weight-asian="bold" style:font-style-complex="normal" style:font-weight-complex="bold"/>
    </style:style>
    <style:style style:name="P76" style:family="paragraph" style:parent-style-name="Standard">
      <style:text-properties fo:color="#000000" fo:font-style="normal" style:text-underline-style="none" fo:font-weight="bold" officeooo:rsid="002e184f" officeooo:paragraph-rsid="002e184f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c52d0" officeooo:paragraph-rsid="00317fe1" style:font-style-asian="normal" style:font-weight-asian="bold" style:font-style-complex="normal" style:font-weight-complex="bold"/>
    </style:style>
    <style:style style:name="P78" style:family="paragraph" style:parent-style-name="Standard" style:list-style-name="L17">
      <style:text-properties fo:color="#000000" fo:font-style="normal" style:text-underline-style="solid" style:text-underline-width="auto" style:text-underline-color="font-color" fo:font-weight="bold" officeooo:rsid="002afdc1" officeooo:paragraph-rsid="002afdc1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8c0" style:font-weight-asian="bold" style:font-weight-complex="bold"/>
    </style:style>
    <style:style style:name="T3" style:family="text">
      <style:text-properties officeooo:rsid="001dd8c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d8c0" style:font-weight-asian="normal" style:font-weight-complex="normal"/>
    </style:style>
    <style:style style:name="T6" style:family="text">
      <style:text-properties fo:font-weight="normal" officeooo:rsid="0025c42f" style:font-weight-asian="normal" style:font-weight-complex="normal"/>
    </style:style>
    <style:style style:name="T7" style:family="text">
      <style:text-properties fo:font-weight="normal" officeooo:rsid="002c10b6" style:font-weight-asian="normal" style:font-weight-complex="normal"/>
    </style:style>
    <style:style style:name="T8" style:family="text">
      <style:text-properties fo:font-weight="normal" officeooo:rsid="002984cb" style:font-weight-asian="normal" style:font-weight-complex="normal"/>
    </style:style>
    <style:style style:name="T9" style:family="text">
      <style:text-properties fo:color="#ce181e" fo:font-weight="normal" style:font-weight-asian="normal" style:font-weight-complex="normal"/>
    </style:style>
    <style:style style:name="T10" style:family="text">
      <style:text-properties fo:color="#ce181e" style:text-underline-style="none" fo:font-weight="normal" officeooo:rsid="0022299a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2984cb" style:font-weight-asian="normal" style:font-weight-complex="normal"/>
    </style:style>
    <style:style style:name="T18" style:family="text">
      <style:text-properties style:text-underline-style="none" fo:font-weight="normal" officeooo:rsid="001c9ffe" style:font-weight-asian="normal" style:font-weight-complex="normal"/>
    </style:style>
    <style:style style:name="T19" style:family="text">
      <style:text-properties style:text-underline-style="none" fo:font-weight="normal" officeooo:rsid="0022299a" style:font-weight-asian="normal" style:font-weight-complex="normal"/>
    </style:style>
    <style:style style:name="T20" style:family="text">
      <style:text-properties style:text-underline-style="none" fo:font-weight="normal" officeooo:rsid="00288154" style:font-weight-asian="normal" style:font-weight-complex="normal"/>
    </style:style>
    <style:style style:name="T21" style:family="text">
      <style:text-properties style:text-underline-style="none" officeooo:rsid="001c9ffe"/>
    </style:style>
    <style:style style:name="T22" style:family="text">
      <style:text-properties officeooo:rsid="001354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entralização <text:span text:style-name="T1">por serviços/funcional/técnica/por outorga</text:span>:</text:p>
      <text:list xml:id="list3427812747" text:style-name="L1">
        <text:list-item>
          <text:p text:style-name="P22">mediante lei;</text:p>
        </text:list-item>
        <text:list-item>
          <text:p text:style-name="P22">criação de PJ de direito público ou privado;</text:p>
        </text:list-item>
        <text:list-item>
          <text:p text:style-name="P22">atribui a PJ criada a titularidade e a execução de certo serviço público;</text:p>
        </text:list-item>
        <text:list-item>
          <text:p text:style-name="P22">o ente que cria a PJ “perde a disponibilidade do serviço”, só podendo retomá-lo mediante lei, ou seja, o prazo de outorga é, geralmente, indeterminado.</text:p>
        </text:list-item>
      </text:list>
      <text:p text:style-name="P2"/>
      <text:p text:style-name="P2">Descentralização <text:span text:style-name="T1">por colaboração/delegação</text:span>:</text:p>
      <text:list xml:id="list2174829605" text:style-name="L2">
        <text:list-item>
          <text:p text:style-name="P23">mediante contrato ou ato unilateral;</text:p>
        </text:list-item>
        <text:list-item>
          <text:p text:style-name="P23">Estado transfere a execução a PJ de direito privado, mas mantém a titularidade;</text:p>
        </text:list-item>
        <text:list-item>
          <text:p text:style-name="P23">concessões, permissões e autorizações;</text:p>
        </text:list-item>
        <text:list-item>
          <text:p text:style-name="P23"><text:span text:style-name="T3">delegação </text:span><text:span text:style-name="T2">por contrato</text:span><text:span text:style-name="T5"> → </text:span><text:span text:style-name="T4">sempre</text:span> por prazo determinado;</text:p>
        </text:list-item>
        <text:list-item>
          <text:p text:style-name="P24">delegação <text:span text:style-name="T1">por ato administrativo</text:span><text:span text:style-name="T4"> → geralmente sem prazo.</text:span></text:p>
        </text:list-item>
      </text:list>
      <text:p text:style-name="P18"/>
      <text:p text:style-name="P3"><text:span text:style-name="T4">Descentralização </text:span><text:span text:style-name="T1">territorial/geográfica</text:span><text:span text:style-name="T4">:</text:span></text:p>
      <text:list xml:id="list3183464903" text:style-name="L3">
        <text:list-item>
          <text:p text:style-name="P25">entidade local, geograficamente limitada, dotada de personalidade jurídica prória, de direito público;</text:p>
        </text:list-item>
        <text:list-item>
          <text:p text:style-name="P25">capacidade administrativa genérica;</text:p>
        </text:list-item>
        <text:list-item>
          <text:p text:style-name="P25">permite o exercício da capacidade legislativa, mas sem autonomia (subordinada às normas emanadas pelo poder central).</text:p>
        </text:list-item>
      </text:list>
      <text:p text:style-name="P18"/>
      <text:p text:style-name="P4"><text:span text:style-name="T4">Desconcentração </text:span><text:span text:style-name="T1">em razão da matéria</text:span><text:span text:style-name="T4"> → MF, MTE…</text:span></text:p>
      <text:p text:style-name="P4"><text:span text:style-name="T4">Desconcentração </text:span><text:span text:style-name="T1">em razão do grau ou hierarquia</text:span><text:span text:style-name="T4"> → ministérios, secretarias, superintendências…</text:span></text:p>
      <text:p text:style-name="P4"><text:span text:style-name="T4">Desconcentração </text:span><text:span text:style-name="T1">pelo critério territorial</text:span><text:span text:style-name="T4"> → SRFB/SP, SRFB/RS…</text:span></text:p>
      <text:p text:style-name="P19"/>
      <text:p text:style-name="P5"><text:span text:style-name="T1">Centralização </text:span><text:span text:style-name="T4">→ Estado retoma a execução do serviço, prestando-o diretamente.</text:span></text:p>
      <text:p text:style-name="P5"><text:span text:style-name="T1">Concentração </text:span><text:span text:style-name="T4">→ dois ou mais órgãos internos são agrupados em apenas um.</text:span></text:p>
      <text:p text:style-name="P19"/>
      <text:p text:style-name="P6">Teoria do mandato<text:span text:style-name="T4">:</text:span></text:p>
      <text:list xml:id="list1115809044" text:style-name="L4">
        <text:list-item>
          <text:p text:style-name="P26">agentes seriam mandatários do Estado;</text:p>
        </text:list-item>
        <text:list-item>
          <text:p text:style-name="P26">não vingou, pois não explica como o Estado, que não tem vontade própria, <text:s/>poderia outorgar o mandato.</text:p>
        </text:list-item>
      </text:list>
      <text:p text:style-name="P20"/>
      <text:p text:style-name="P6">Teoria da representação<text:span text:style-name="T4">:</text:span></text:p>
      <text:list xml:id="list1194631460" text:style-name="L5">
        <text:list-item>
          <text:p text:style-name="P27">agentes seriam representantes do Estado, equiparado à figura do tutor ou curador dos incapazes;</text:p>
        </text:list-item>
        <text:list-item>
          <text:p text:style-name="P27">criticada por equiparar o Estado ao incapaz que, ao contrário daquele, não possui capacidade para designar representante para si mesmo;</text:p>
        </text:list-item>
        <text:list-item>
          <text:p text:style-name="P27">criticada também por permitir que o representante ultrapasse os poderes da representação sem que o Estado respondesse por esses atos perante terceiros prejudicados.</text:p>
        </text:list-item>
      </text:list>
      <text:p text:style-name="P20"/>
      <text:p text:style-name="P6">Teoria do órgão<text:span text:style-name="T4">:</text:span></text:p>
      <text:list xml:id="list2077366602" text:style-name="L6">
        <text:list-item>
          <text:p text:style-name="P28">presume que a PJ manifesta sua vontade por meio dos órgãos que a compõem, sendo eles mesmos, os órgãos, compostos por agentes;</text:p>
        </text:list-item>
        <text:list-item>
          <text:p text:style-name="P28">quando os agentes agem, é como se o próprio Estado o fizesse;</text:p>
        </text:list-item>
        <text:list-item>
          <text:p text:style-name="P28">Di Pietro → substitui-se a ideia de “representação” pela de “imputação”;</text:p>
        </text:list-item>
        <text:list-item>
          <text:p text:style-name="P28">para haver a imputação, é preciso que o agente que pratica o ato esteja agindo conforme a lei ou que, pelo menos, o ato revista-se de aparência de ato jurídico legítimo e seja praticado por alguém que pareça ser um agente público.</text:p>
        </text:list-item>
      </text:list>
      <text:p text:style-name="P20"/>
      <text:p text:style-name="P7"><text:soft-page-break/>Órgão público<text:span text:style-name="T4">:</text:span></text:p>
      <text:list xml:id="list240268449" text:style-name="L7">
        <text:list-item>
          <text:p text:style-name="P29">no Poder Executivo:</text:p>
          <text:list>
            <text:list-item>
              <text:p text:style-name="P29">criação e extinção → lei em sentido formal (iniciativa do PR, aprovação do legislativo);</text:p>
            </text:list-item>
            <text:list-item>
              <text:p text:style-name="P29">organização e funcionamento → decretos autônomos;</text:p>
            </text:list-item>
          </text:list>
        </text:list-item>
        <text:list-item>
          <text:p text:style-name="P29">no Poder Judiciário:</text:p>
          <text:list>
            <text:list-item>
              <text:p text:style-name="P29">a iniciativa de lei compete ao STF, Tribunais Superiores, TJ’s, TC’s e MP;</text:p>
            </text:list-item>
          </text:list>
        </text:list-item>
        <text:list-item>
          <text:p text:style-name="P29">no Poder Legislativo:</text:p>
          <text:list>
            <text:list-item>
              <text:p text:style-name="P32"><text:span text:style-name="T4">Para </text:span>Carvalho <text:span text:style-name="T4">Filho: criação, extinção, organização e funcionamento </text:span>não<text:span text:style-name="T4"> dependem de lei, mas de </text:span>atos administrativos<text:span text:style-name="T4"> praticados pelas respectivas Casas. </text:span><text:span text:style-name="T9">[só considerar isso correto se a questão trouxer elementos que induzam à doutrina de Carvalho Filho!]</text:span></text:p>
            </text:list-item>
          </text:list>
        </text:list-item>
      </text:list>
      <text:p text:style-name="P21"/>
      <text:p text:style-name="P8"><text:span text:style-name="T4">Órgãos </text:span>autônomos <text:span text:style-name="T4">e os </text:span>independentes<text:span text:style-name="T4"> possuem capacidade processula para impetrar </text:span>MS na defesa de suas prerrogativas e competências<text:span text:style-name="T4">, </text:span><text:span text:style-name="T6">quando violadas por ato de outro órgão.</text:span></text:p>
      <text:list xml:id="list2466908459" text:style-name="L8">
        <text:list-item>
          <text:p text:style-name="P54">Atenção!<text:span text:style-name="T4"> Código de Defesa do Consumidor: </text:span><text:span text:style-name="T11">as entidades e órgãos da administração pública, direta ou indireta, ainda que sem personalidade jurídica, especificamente destinados à defesa dos interesses e direitos protegidos por este Código</text:span><text:span text:style-name="T13">.</text:span></text:p>
        </text:list-item>
      </text:list>
      <text:p text:style-name="P10"/>
      <text:p text:style-name="P9"><text:span text:style-name="T12">Órgãos independentes</text:span><text:span text:style-name="T13">:</text:span></text:p>
      <text:list xml:id="list2848445209" text:style-name="L9">
        <text:list-item>
          <text:p text:style-name="P56">previstos diretamente na CF;</text:p>
        </text:list-item>
        <text:list-item>
          <text:p text:style-name="P56">atribuições desenvolvidas por agentes políticos.</text:p>
        </text:list-item>
      </text:list>
      <text:p text:style-name="P10"/>
      <text:p text:style-name="P9"><text:span text:style-name="T12">Órgãos autônomos</text:span><text:span text:style-name="T13">:</text:span></text:p>
      <text:list xml:id="list1099076439" text:style-name="L10">
        <text:list-item>
          <text:p text:style-name="P57">autonomia administrativa, financeira e técnica;</text:p>
        </text:list-item>
        <text:list-item>
          <text:p text:style-name="P57">órgãos diretivos.</text:p>
        </text:list-item>
      </text:list>
      <text:p text:style-name="P10"/>
      <text:p text:style-name="P9"><text:span text:style-name="T12">Órgãos superiores</text:span><text:span text:style-name="T13">:</text:span></text:p>
      <text:list xml:id="list4112616137" text:style-name="L11">
        <text:list-item>
          <text:p text:style-name="P58">atribuições de direção, controle e decisão;</text:p>
        </text:list-item>
        <text:list-item>
          <text:p text:style-name="P58">sujeitos ao controle hierárquico de uma instância superior;</text:p>
        </text:list-item>
        <text:list-item>
          <text:p text:style-name="P58">não possuem autonomia.</text:p>
        </text:list-item>
      </text:list>
      <text:p text:style-name="P10"/>
      <text:p text:style-name="P9"><text:span text:style-name="T12">Órgãos subalternos</text:span><text:span text:style-name="T13">:</text:span></text:p>
      <text:list xml:id="list4158918197" text:style-name="L12">
        <text:list-item>
          <text:p text:style-name="P59">atribuições de mera execução;</text:p>
        </text:list-item>
        <text:list-item>
          <text:p text:style-name="P59">subordinados a vários níveis hierárquicos superiores.</text:p>
        </text:list-item>
      </text:list>
      <text:p text:style-name="P10"/>
      <text:p text:style-name="P9"><text:span text:style-name="T12">Órgãos burocráticos</text:span><text:span text:style-name="T13"> [Di Pietro]:</text:span></text:p>
      <text:list xml:id="list596198685" text:style-name="L13">
        <text:list-item>
          <text:p text:style-name="P55"><text:span text:style-name="T13">estão a cargo de uma só PF ou de várias pessoas ordenadas numa esrtutura hierárquica </text:span><text:span text:style-name="T12">vertical</text:span><text:span text:style-name="T13">;</text:span></text:p>
        </text:list-item>
        <text:list-item>
          <text:p text:style-name="P60">contraponto aos órgãos colegiados, que são horizontais.</text:p>
        </text:list-item>
      </text:list>
      <text:p text:style-name="P10"/>
      <text:p text:style-name="P9"><text:span text:style-name="T12">Órgãos ativos/consultivos/de controle</text:span><text:span text:style-name="T13">:</text:span></text:p>
      <text:list xml:id="list1626440876" text:style-name="L14">
        <text:list-item>
          <text:p text:style-name="P61">possuem como função primordial, respectivamente, o desenvolvimento de uma administração ativa, de uma atividade consultiva ou de controle sobre outros órgãos.</text:p>
        </text:list-item>
      </text:list>
      <text:p text:style-name="P11"/>
      <text:p text:style-name="P12">A <text:span text:style-name="T1">supervisão ministerial</text:span> (<text:span text:style-name="T1">tutela</text:span>) se divide em:</text:p>
      <text:list xml:id="list106317617" text:style-name="L15">
        <text:list-item>
          <text:p text:style-name="P63">controle político<text:span text:style-name="T4"> → dirigentes da Administração Indireta são escolhidos e nomeados por autoridade da Administração Direta;</text:span></text:p>
        </text:list-item>
        <text:list-item>
          <text:p text:style-name="P63">controle institucional<text:span text:style-name="T4"> → entidade deve atuar sempre de acordo com seus fins para os quais foi criada;</text:span></text:p>
        </text:list-item>
        <text:list-item>
          <text:p text:style-name="P63">controle administrativo<text:span text:style-name="T4"> → ficalização dos agentes e rotinas da entidade;</text:span></text:p>
        </text:list-item>
        <text:list-item>
          <text:p text:style-name="P63">controle finalístico<text:span text:style-name="T4"> → ficalização das finanças e contabilidade da entidade.</text:span></text:p>
        </text:list-item>
      </text:list>
      <text:p text:style-name="P13"><text:soft-page-break/>Atenção!<text:span text:style-name="T4"> Para Bandeira de Mello → controle da entidade (</text:span>tutela ordinária<text:span text:style-name="T4">) deve se dar nos </text:span><text:span text:style-name="T14">estritos termos da lei</text:span><text:span text:style-name="T4">, ou seja, a tutela ordinária depende de lei para ser exercida, exceto em casos absurdos, em que a Administração Direta poderia, então, coibir atos da Administração Indireta, o que se chama de </text:span>tutela extraordinária<text:span text:style-name="T4">.</text:span></text:p>
      <text:p text:style-name="P62"/>
      <text:p text:style-name="P14">Prerrogativas das Autarquias<text:span text:style-name="T4">:</text:span></text:p>
      <text:list xml:id="list3409194241" text:style-name="L16">
        <text:list-item>
          <text:p text:style-name="P64"><text:span text:style-name="T4">prazos processuais </text:span><text:span text:style-name="T14">em dobro</text:span><text:span text:style-name="T16">;</text:span></text:p>
        </text:list-item>
        <text:list-item>
          <text:p text:style-name="P66">prescrição quinquenal;</text:p>
        </text:list-item>
        <text:list-item>
          <text:p text:style-name="P64"><text:span text:style-name="T16">pagamento de dívidas judiciais por </text:span><text:span text:style-name="T14">precatórios</text:span><text:span text:style-name="T16"> (já que seus bens são </text:span><text:span text:style-name="T14">impenhoráveis</text:span><text:span text:style-name="T16">);</text:span></text:p>
        </text:list-item>
        <text:list-item>
          <text:p text:style-name="P66">possibilidade de inscrição de seus créditos em dívida ativa e a sua cobrança por execução fiscal;</text:p>
        </text:list-item>
        <text:list-item>
          <text:p text:style-name="P66">impenhorabilidade, inalienabilidade e imprescritibilidade de seus bens;</text:p>
        </text:list-item>
        <text:list-item>
          <text:p text:style-name="P66">imunidade tributária recíproca;</text:p>
        </text:list-item>
        <text:list-item>
          <text:p text:style-name="P66">não sujeitas à falência (em caso de insolvência, o ente federado é que subsidiariamente).</text:p>
        </text:list-item>
      </text:list>
      <text:p text:style-name="P67"/>
      <text:p text:style-name="P15"><text:span text:style-name="T15">Classificação das Autarquias</text:span><text:span text:style-name="T16">:</text:span></text:p>
      <text:list xml:id="list376292667" text:style-name="L17">
        <text:list-item>
          <text:p text:style-name="P65"><text:span text:style-name="T16">quanto à </text:span><text:span text:style-name="T15">capacidade<text:tab/>administrativa</text:span><text:span text:style-name="T16">:</text:span></text:p>
          <text:list>
            <text:list-item>
              <text:p text:style-name="P78"><text:span text:style-name="T4">geográfica/territorial</text:span><text:span text:style-name="T16">: capacidade administrativa genérica;</text:span></text:p>
            </text:list-item>
            <text:list-item>
              <text:p text:style-name="P78"><text:span text:style-name="T4">serviço/institucional</text:span><text:span text:style-name="T16">: capacidade administrativa específica (limitada aos serviços para o qual foi criada);</text:span></text:p>
            </text:list-item>
          </text:list>
        </text:list-item>
        <text:list-item>
          <text:p text:style-name="P78"><text:span text:style-name="T16">quanto à </text:span><text:span text:style-name="T15">estrutura</text:span><text:span text:style-name="T16">:</text:span></text:p>
          <text:list>
            <text:list-item>
              <text:p text:style-name="P78"><text:span text:style-name="T4">fundacionais</text:span><text:span text:style-name="T16">: fundação de direito público, patrimônio vinculado a fim que beneficiar pessoas indeterminadas;</text:span></text:p>
            </text:list-item>
            <text:list-item>
              <text:p text:style-name="P78"><text:span text:style-name="T4">corporativas/associativas</text:span><text:span text:style-name="T16">: sujeitos unidos para consecução de um fim de interesse público, mas que diz respeito aos próprios associados (ex.: CREA, CFC);</text:span></text:p>
            </text:list-item>
          </text:list>
        </text:list-item>
        <text:list-item>
          <text:p text:style-name="P71"><text:span text:style-name="T4">quanto ao </text:span>nível federativo<text:span text:style-name="T4">: </text:span><text:span text:style-name="T7">federal, estadual, municipal;</text:span></text:p>
        </text:list-item>
        <text:list-item>
          <text:p text:style-name="P72">regime especial<text:span text:style-name="T4">: mandato fixo, estabilidade relativa de seus dirigentes.</text:span></text:p>
        </text:list-item>
      </text:list>
      <text:p text:style-name="P68"/>
      <text:p text:style-name="P16">Nomeação/exoneração de dirigentes das Autarquias<text:span text:style-name="T4">:</text:span></text:p>
      <text:list xml:id="list1917945499" text:style-name="L18">
        <text:list-item>
          <text:p text:style-name="P69">chefe do Executivo nomeia;</text:p>
        </text:list-item>
        <text:list-item>
          <text:p text:style-name="P69">em alguns casos é necessária aprovação do SF (ex.: BACEN, agências reguladoras);</text:p>
        </text:list-item>
        <text:list-item>
          <text:p text:style-name="P73"><text:span text:style-name="T4">normas </text:span>locais<text:span text:style-name="T4"> dos Estados/DF/Municípios podem subordinar a nomeação à prévia aprovação da Assembleia Legislativa;</text:span></text:p>
        </text:list-item>
        <text:list-item>
          <text:p text:style-name="P73">lei não<text:span text:style-name="T4"> pode exigir aprovação legislativa prévia para a </text:span>exoneração<text:span text:style-name="T4"> de dirigentes de autarquias do Executivo, nem exigir que a exoneração seja efetuada diretamente pelo Legislativo.</text:span></text:p>
        </text:list-item>
      </text:list>
      <text:p text:style-name="P70"/>
      <text:p text:style-name="P17">Foro judicial das Autarquias<text:span text:style-name="T4">:</text:span></text:p>
      <text:list xml:id="list4199263095" text:style-name="L19">
        <text:list-item>
          <text:p text:style-name="P74"><text:span text:style-name="T4">autarquia </text:span>federal<text:span text:style-name="T4"> → Justiça Federal;</text:span></text:p>
        </text:list-item>
        <text:list-item>
          <text:p text:style-name="P74"><text:span text:style-name="T4">autarquia </text:span>estadual/municipal<text:span text:style-name="T4"> → Justiça Estadual;</text:span></text:p>
        </text:list-item>
        <text:list-item>
          <text:p text:style-name="P75">servidores estatutários<text:span text:style-name="T4"> → seguem a regra acima (federal → federal; estadual/municipal → estadual);</text:span></text:p>
        </text:list-item>
        <text:list-item>
          <text:p text:style-name="P75">empregados públicos <text:span text:style-name="T4">→ Justiça do Trabalho.</text:span></text:p>
        </text:list-item>
      </text:list>
      <text:p text:style-name="P76"><text:span text:style-name="T4"/></text:p>
      <text:p text:style-name="P30">Cabe à <text:span text:style-name="T1">LC</text:span> definir as <text:span text:style-name="T1">áreas de atuação</text:span> das fundações.</text:p>
      <text:p text:style-name="P30"/>
      <text:p text:style-name="P30">A <text:span text:style-name="T1">imunidade tributária recíproca</text:span> é extensiva tanto às fundações públicas quanto às fundações privadas. Já os prazos processuais, o duplo grau obrigatório de jurisdição e o regime de precatórios a que se submetem as autarquias só é extensível às fundações de <text:span text:style-name="T1">direito público</text:span>.</text:p>
      <text:p text:style-name="P30"/>
      <text:p text:style-name="P31"><text:soft-page-break/>Em regra, as fundações <text:span text:style-name="T22">públicas </text:span>de <text:span text:style-name="T1">direito privado</text:span> praticam atos de direito privado, só sendo considerados atos administrativos aqueles praticados no exercício de função delegada do Poder Público.</text:p>
      <text:list xml:id="list3058837232" text:style-name="L20">
        <text:list-item>
          <text:p text:style-name="P33">Atenção!<text:span text:style-name="T4"> Em relação aos </text:span>contratos<text:span text:style-name="T4">, submetem-se à L8666/93 (são </text:span>contratos administrativos<text:span text:style-name="T4">), seja a fundação de direito público ou privado.</text:span></text:p>
        </text:list-item>
      </text:list>
      <text:p text:style-name="P34"><text:span text:style-name="T4"/></text:p>
      <text:p text:style-name="P35"><text:span text:style-name="T4">Bens das fundações de </text:span>direito privado<text:span text:style-name="T4"> são bens privados, mas alguns podem se submeter a regras do direito público, aqueles que são </text:span>empregados diretamente na prestação dos serviços públicos<text:span text:style-name="T4"> (Princípio da Continuidade dos Serviços Públicos).</text:span></text:p>
      <text:p text:style-name="P35"><text:span text:style-name="T4"/></text:p>
      <text:p text:style-name="P36"><text:span text:style-name="T4">Nas fundações públicas de </text:span>direito privado<text:span text:style-name="T4">, se aplicam ao pessoal as restrições de nível constitucional (ex.: proibição da acumulação de cargos e empregos, necessidade de prévia aprovação em concurso público, etc).</text:span></text:p>
      <text:p text:style-name="P36"><text:span text:style-name="T4"/></text:p>
      <text:p text:style-name="P37">Patrimônio<text:span text:style-name="T4"> personalizado → fundação</text:span></text:p>
      <text:p text:style-name="P37">Serviço<text:span text:style-name="T4"> personalizado → autarquia</text:span></text:p>
      <text:p text:style-name="P37"><text:span text:style-name="T4"/></text:p>
      <text:p text:style-name="P39"><text:span text:style-name="T4">Atuação do MP na veladura das fundações:</text:span></text:p>
      <text:list xml:id="list3856142428" text:style-name="L25">
        <text:list-item>
          <text:p text:style-name="P38"><text:span text:style-name="T4">fundações </text:span>privadas<text:span text:style-name="T4"> → MP do Estado/DF onde estiver situada;</text:span></text:p>
        </text:list-item>
        <text:list-item>
          <text:p text:style-name="P38"><text:span text:style-name="T4">fundações </text:span>públicas de direito público ou privado<text:span text:style-name="T4"> → MP do Estado/DF onde estiver situada, no caso dos Estados e dos Municípios. Se </text:span><text:span text:style-name="T16">federal, pelo MPF.</text:span></text:p>
        </text:list-item>
      </text:list>
      <text:p text:style-name="P39"><text:span text:style-name="T16"/></text:p>
      <text:p text:style-name="P40"><text:span text:style-name="T16">Quanto ao </text:span><text:span text:style-name="T15">foro jurisdicional</text:span><text:span text:style-name="T16">, as fundações públicas de </text:span><text:span text:style-name="T15">direito público</text:span><text:span text:style-name="T16"> seguem as regras aplicáveis às autarquias. </text:span><text:span text:style-name="T18">Já as fundações públicas de </text:span><text:span text:style-name="T21">direito privado</text:span><text:span text:style-name="T18"> têm divergência:</text:span></text:p>
      <text:list xml:id="list1983100121" text:style-name="L26">
        <text:list-item>
          <text:p text:style-name="P41"><text:span text:style-name="T16">para doutrina: seja qual for a esfera, o foro será a Justiça Estadual;</text:span></text:p>
        </text:list-item>
        <text:list-item>
          <text:p text:style-name="P41"><text:span text:style-name="T16">para jurisprudência: se for federal, o foro será a Justiça Federal.</text:span></text:p>
        </text:list-item>
      </text:list>
      <text:p text:style-name="P42"><text:span text:style-name="T16"/></text:p>
      <text:p text:style-name="P43"><text:span text:style-name="T16">As </text:span><text:span text:style-name="T15">subsidiárias</text:span><text:span text:style-name="T16"> de EP/SEM possuem </text:span><text:span text:style-name="T15">PJ própria</text:span><text:span text:style-name="T16">.</text:span></text:p>
      <text:p text:style-name="P43"><text:span text:style-name="T16"/></text:p>
      <text:p text:style-name="P44"><text:span text:style-name="T16">Autarquias e fundações </text:span><text:span text:style-name="T15">também podem criar subsidiárias</text:span><text:span text:style-name="T16">.</text:span></text:p>
      <text:p text:style-name="P44"><text:span text:style-name="T16"/></text:p>
      <text:p text:style-name="P45"><text:span text:style-name="T16">Doutrina majoritária considera que as subsidiárias </text:span><text:span text:style-name="T15">não integram </text:span><text:span text:style-name="T16">formalmente a Administração Pública.</text:span></text:p>
      <text:p text:style-name="P45"><text:span text:style-name="T16"/></text:p>
      <text:p text:style-name="P48"><text:span text:style-name="T16">“Atividade de natureza econômica” das EP/SEM se divide em 2 espécies:</text:span></text:p>
      <text:list xml:id="list1545394915" text:style-name="L27">
        <text:list-item>
          <text:p text:style-name="P46"><text:span text:style-name="T16">intervenção no domínio econômico; e</text:span></text:p>
        </text:list-item>
        <text:list-item>
          <text:p text:style-name="P46"><text:span text:style-name="T16">prestação de serviços públicos.</text:span></text:p>
        </text:list-item>
      </text:list>
      <text:p text:style-name="P48"><text:span text:style-name="T16"/></text:p>
      <text:p text:style-name="P48"><text:span text:style-name="T16">Estado só pode se utilizar da </text:span><text:span text:style-name="T15">intervenção no domínio econõmico</text:span><text:span text:style-name="T16"> quando:</text:span></text:p>
      <text:list xml:id="list566646909" text:style-name="L28">
        <text:list-item>
          <text:p text:style-name="P47"><text:span text:style-name="T16">necessário aos imperativos da segurança nacional; ou</text:span></text:p>
        </text:list-item>
        <text:list-item>
          <text:p text:style-name="P47"><text:span text:style-name="T16">relevante interesse coletivo.</text:span></text:p>
        </text:list-item>
      </text:list>
      <text:p text:style-name="P48"><text:span text:style-name="T16"/></text:p>
      <text:p text:style-name="P49"><text:span text:style-name="T16">Estado só pode executar atividades econômicas </text:span><text:span text:style-name="T15">próprias</text:span><text:span text:style-name="T16"> </text:span><text:span text:style-name="T15">da iniciativa privada</text:span><text:span text:style-name="T16"> quando sujeitas a </text:span><text:span text:style-name="T15">regime de monopólio</text:span><text:span text:style-name="T16">.</text:span></text:p>
      <text:p text:style-name="P49"><text:span text:style-name="T16"/></text:p>
      <text:p text:style-name="P50"><text:span text:style-name="T16">EP/SEM que </text:span><text:span text:style-name="T15">prestam serviços públicos</text:span><text:span text:style-name="T16"> tem regime jurídico </text:span><text:span text:style-name="T14">preponderantemente</text:span><text:span text:style-name="T16"> de </text:span><text:span text:style-name="T15">direito público</text:span><text:span text:style-name="T16">. </text:span><text:span text:style-name="T10">[princípio relevante: Continuidade dos Serviços Públicos]</text:span></text:p>
      <text:p text:style-name="P50"><text:span text:style-name="T19"/></text:p>
      <text:p text:style-name="P51"><text:span text:style-name="T19">S</text:span><text:span text:style-name="T16">TF: a imunidade tributária recíproca aplica-se às EP/SEM </text:span><text:span text:style-name="T15">prestadoras de serviço público</text:span><text:span text:style-name="T16">.</text:span></text:p>
      <text:p text:style-name="P51"><text:span text:style-name="T16"/></text:p>
      <text:p text:style-name="P52"><text:soft-page-break/><text:span text:style-name="T16">Os empregados das EP/SEM têm o direito de exigir </text:span><text:span text:style-name="T15">motivação</text:span><text:span text:style-name="T16"> de eventuais atos de demissão (impessoalidade e isonomia). Se o fundamento da demissão for </text:span><text:span text:style-name="T14">comportamento ou conduta desabonadora</text:span><text:span text:style-name="T16">, o empregado tem assegurado o </text:span><text:span text:style-name="T15">direito de defesa</text:span><text:span text:style-name="T16">.</text:span></text:p>
      <text:p text:style-name="P52"><text:span text:style-name="T16"/></text:p>
      <text:p text:style-name="P53"><text:span text:style-name="T16">STF: </text:span><text:span text:style-name="T15">não</text:span><text:span text:style-name="T16"> cabe ao Poder Legislativo aprovação prévia de nomeação de </text:span><text:span text:style-name="T15">dirigentes das EP/SEM</text:span><text:span text:style-name="T16">, </text:span><text:span text:style-name="T20">inclusive das que prestam serviços públicos</text:span><text:span text:style-name="T16">. </text:span><text:span text:style-name="T17">Já para as autarquias e fundações, o Poder Legislativo pode aprovar a nomeação de seus dirigentes.</text:span></text:p>
      <text:p text:style-name="P53"><text:span text:style-name="T17"/></text:p>
      <text:p text:style-name="P77"><text:span text:style-name="T8">S</text:span><text:span text:style-name="T4">TJ: é possível impetrar MS contra ato de dirigente de EP/SEM quando praticados na qualidade de autoridade pública, mas não cabe quanto a atos de mera gestão econôm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c081" officeooo:paragraph-rsid="001ac08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Organização da Administração Públ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6:06:29.741000000</meta:creation-date>
    <dc:date>2018-06-01T20:30:52.438000000</dc:date>
    <meta:editing-duration>PT1H41M18S</meta:editing-duration>
    <meta:editing-cycles>21</meta:editing-cycles>
    <meta:generator>LibreOffice/6.0.1.1$Windows_X86_64 LibreOffice_project/60bfb1526849283ce2491346ed2aa51c465abfe6</meta:generator>
    <meta:document-statistic meta:table-count="0" meta:image-count="0" meta:object-count="0" meta:page-count="5" meta:paragraph-count="123" meta:word-count="1493" meta:character-count="9986" meta:non-whitespace-character-count="8691"/>
  </office:meta>
</office:document-meta>
</file>